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officeooo:rsid="000de7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foreach Contacts}</text:p>
      <text:p text:style-name="Standard">{Contacts.firstname} {Contacts.chkbox1} {expressionif chkbox1=='1' then 'YES Checked' else 'NO not checked' end}</text:p>
      <text:p text:style-name="Standard">{Contacts.firstname} {Contacts.chkbox2} {expressionif chkbox2=='1' then '2 Checked' else '2 not checked' end}</text:p>
      <text:p text:style-name="Standard">{Contacts.firstname} {Contacts.chkbox3} {expressionif chkbox3=='1' then '3 Checked' else '3 not checked' end}</text:p>
      <text:p text:style-name="Standard">{Contacts.firstname} {Contacts.chkbox4} {expressionif chkbox4=='1' then '4 Checked' else '' end}</text:p>
      <text:p text:style-name="Standard">{/foreach}</text:p>
      <text:p text:style-name="Standard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Standard">{Accounts.accountname}</text:p>
          </table:table-cell>
          <table:table-cell table:style-name="Tabla1.A1" office:value-type="string">
            <text:p text:style-name="Standard">{Accounts.chkbox1}</text:p>
          </table:table-cell>
          <table:table-cell table:style-name="Tabla1.A1" office:value-type="string">
            <text:p text:style-name="Standard">{Accounts.chkbox2}</text:p>
          </table:table-cell>
          <table:table-cell table:style-name="Tabla1.A1" office:value-type="string">
            <text:p text:style-name="Standard">{Accounts.chkbox3}</text:p>
          </table:table-cell>
          <table:table-cell table:style-name="Tabla1.E1" office:value-type="string">
            <text:p text:style-name="Standard">{Accounts.chkbox4}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Standard">{expressionif chkbox1=='1' then 'YES Checked' else 'NO not checked' end}</text:p>
          </table:table-cell>
          <table:table-cell table:style-name="Tabla1.A2" office:value-type="string">
            <text:p text:style-name="Standard">{expressionif chkbox2=='1' then 'YES Checked' else 'NO not checked' end}</text:p>
          </table:table-cell>
          <table:table-cell table:style-name="Tabla1.A2" office:value-type="string">
            <text:p text:style-name="Standard">{expressionif chkbox3=='1' then 'YES Checked' else 'NO not checked' end}</text:p>
          </table:table-cell>
          <table:table-cell table:style-name="Tabla1.E2" office:value-type="string">
            <text:p text:style-name="Standard">{expressionif chkbox4=='1' then 'YES Checked' else 'NO not checked' end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02:37:25.612454116</meta:creation-date>
    <dc:date>2020-06-09T20:02:31.921892949</dc:date>
    <meta:editing-duration>PT12M41S</meta:editing-duration>
    <meta:editing-cycles>11</meta:editing-cycles>
    <meta:generator>LibreOffice/6.0.7.3$Linux_X86_64 LibreOffice_project/00m0$Build-3</meta:generator>
    <meta:document-statistic meta:table-count="1" meta:image-count="0" meta:object-count="0" meta:page-count="1" meta:paragraph-count="15" meta:word-count="94" meta:character-count="836" meta:non-whitespace-character-count="757"/>
  </office:meta>
</office:document-meta>
</file>